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9b5" officeooo:paragraph-rsid="001aa9b5"/>
    </style:style>
    <style:style style:name="P2" style:family="paragraph" style:parent-style-name="Standard">
      <style:text-properties officeooo:rsid="001d84e8" officeooo:paragraph-rsid="001d84e8"/>
    </style:style>
    <style:style style:name="P3" style:family="paragraph" style:parent-style-name="Standard">
      <style:text-properties officeooo:paragraph-rsid="001f7113"/>
    </style:style>
    <style:style style:name="P4" style:family="paragraph" style:parent-style-name="Standard">
      <style:text-properties officeooo:rsid="001f7113" officeooo:paragraph-rsid="001f7113"/>
    </style:style>
    <style:style style:name="P5" style:family="paragraph" style:parent-style-name="Standard">
      <style:text-properties officeooo:rsid="001f8a74" officeooo:paragraph-rsid="001f8a74"/>
    </style:style>
    <style:style style:name="P6" style:family="paragraph" style:parent-style-name="Standard">
      <style:text-properties officeooo:rsid="00223d9d" officeooo:paragraph-rsid="00223d9d"/>
    </style:style>
    <style:style style:name="P7" style:family="paragraph" style:parent-style-name="Standard">
      <style:text-properties officeooo:rsid="0022d559" officeooo:paragraph-rsid="0022d559"/>
    </style:style>
    <style:style style:name="P8" style:family="paragraph" style:parent-style-name="Standard">
      <style:paragraph-properties fo:text-align="justify" style:justify-single-word="false"/>
      <style:text-properties officeooo:rsid="0022d559" officeooo:paragraph-rsid="0022d559"/>
    </style:style>
    <style:style style:name="P9" style:family="paragraph" style:parent-style-name="Standard">
      <style:text-properties officeooo:rsid="0024d7bc" officeooo:paragraph-rsid="0024d7bc"/>
    </style:style>
    <style:style style:name="P10" style:family="paragraph" style:parent-style-name="Standard">
      <style:text-properties officeooo:rsid="00258260" officeooo:paragraph-rsid="00258260"/>
    </style:style>
    <style:style style:name="P11" style:family="paragraph" style:parent-style-name="Standard">
      <style:text-properties officeooo:rsid="00258260" officeooo:paragraph-rsid="0025b354"/>
    </style:style>
    <style:style style:name="P12" style:family="paragraph" style:parent-style-name="Standard">
      <style:text-properties officeooo:rsid="0025b354" officeooo:paragraph-rsid="0025b354"/>
    </style:style>
    <style:style style:name="P13" style:family="paragraph" style:parent-style-name="Standard">
      <style:text-properties officeooo:rsid="002776f2" officeooo:paragraph-rsid="002776f2"/>
    </style:style>
    <style:style style:name="P14" style:family="paragraph" style:parent-style-name="Standard">
      <style:text-properties officeooo:rsid="00284f08" officeooo:paragraph-rsid="00284f08"/>
    </style:style>
    <style:style style:name="P15" style:family="paragraph" style:parent-style-name="Standard">
      <style:text-properties officeooo:rsid="00284f08" officeooo:paragraph-rsid="00293b05"/>
    </style:style>
    <style:style style:name="P16" style:family="paragraph" style:parent-style-name="Standard">
      <style:text-properties officeooo:rsid="00293b05" officeooo:paragraph-rsid="00284f08"/>
    </style:style>
    <style:style style:name="P17" style:family="paragraph" style:parent-style-name="Standard">
      <style:text-properties officeooo:rsid="00293b05" officeooo:paragraph-rsid="00293b05"/>
    </style:style>
    <style:style style:name="P18" style:family="paragraph" style:parent-style-name="Standard">
      <style:text-properties officeooo:rsid="002c604a" officeooo:paragraph-rsid="002c604a"/>
    </style:style>
    <style:style style:name="P19" style:family="paragraph" style:parent-style-name="Standard">
      <style:text-properties officeooo:rsid="002db271" officeooo:paragraph-rsid="002db271"/>
    </style:style>
    <style:style style:name="P20" style:family="paragraph" style:parent-style-name="Standard">
      <style:text-properties officeooo:rsid="002ef8f3" officeooo:paragraph-rsid="002ef8f3"/>
    </style:style>
    <style:style style:name="P21" style:family="paragraph" style:parent-style-name="Standard">
      <style:text-properties officeooo:rsid="002f6b54" officeooo:paragraph-rsid="002f6b54"/>
    </style:style>
    <style:style style:name="P22" style:family="paragraph" style:parent-style-name="Standard">
      <style:text-properties officeooo:rsid="0032aa14" officeooo:paragraph-rsid="0032aa14"/>
    </style:style>
    <style:style style:name="P23" style:family="paragraph" style:parent-style-name="Standard">
      <style:text-properties officeooo:rsid="00343da9" officeooo:paragraph-rsid="00343da9"/>
    </style:style>
    <style:style style:name="P24" style:family="paragraph" style:parent-style-name="Standard">
      <style:text-properties officeooo:rsid="00348843" officeooo:paragraph-rsid="00348843"/>
    </style:style>
    <style:style style:name="P25" style:family="paragraph" style:parent-style-name="Standard">
      <style:text-properties officeooo:rsid="00368f39" officeooo:paragraph-rsid="00368f39"/>
    </style:style>
    <style:style style:name="P26" style:family="paragraph" style:parent-style-name="Standard">
      <style:text-properties officeooo:rsid="003fae70" officeooo:paragraph-rsid="00378a10"/>
    </style:style>
    <style:style style:name="P27" style:family="paragraph" style:parent-style-name="Standard">
      <style:text-properties officeooo:rsid="0036b724" officeooo:paragraph-rsid="00378a10"/>
    </style:style>
    <style:style style:name="P28" style:family="paragraph" style:parent-style-name="Standard">
      <style:text-properties officeooo:rsid="00368f39" officeooo:paragraph-rsid="00368f39"/>
    </style:style>
    <style:style style:name="P29" style:family="paragraph" style:parent-style-name="Standard">
      <style:text-properties officeooo:rsid="00368f39" officeooo:paragraph-rsid="00378a10"/>
    </style:style>
    <style:style style:name="P30" style:family="paragraph" style:parent-style-name="Standard">
      <style:text-properties officeooo:rsid="00368f39" officeooo:paragraph-rsid="003963ea"/>
    </style:style>
    <style:style style:name="P31" style:family="paragraph" style:parent-style-name="Standard">
      <style:text-properties officeooo:rsid="00368f39" officeooo:paragraph-rsid="003a157b"/>
    </style:style>
    <style:style style:name="P32" style:family="paragraph" style:parent-style-name="Standard">
      <style:text-properties officeooo:rsid="00376712" officeooo:paragraph-rsid="00378a10"/>
    </style:style>
    <style:style style:name="P33" style:family="paragraph" style:parent-style-name="Standard">
      <style:text-properties officeooo:rsid="00383552" officeooo:paragraph-rsid="00378a10"/>
    </style:style>
    <style:style style:name="P34" style:family="paragraph" style:parent-style-name="Standard">
      <style:text-properties officeooo:rsid="0038b021" officeooo:paragraph-rsid="00378a10"/>
    </style:style>
    <style:style style:name="P35" style:family="paragraph" style:parent-style-name="Standard">
      <style:text-properties officeooo:rsid="0038f4e6" officeooo:paragraph-rsid="00378a10"/>
    </style:style>
    <style:style style:name="P36" style:family="paragraph" style:parent-style-name="Standard">
      <style:text-properties officeooo:rsid="003a201a" officeooo:paragraph-rsid="00378a10"/>
    </style:style>
    <style:style style:name="P37" style:family="paragraph" style:parent-style-name="Standard">
      <style:text-properties officeooo:rsid="003a8c59" officeooo:paragraph-rsid="00378a10"/>
    </style:style>
    <style:style style:name="P38" style:family="paragraph" style:parent-style-name="Standard">
      <style:text-properties officeooo:rsid="003be442" officeooo:paragraph-rsid="00378a10"/>
    </style:style>
    <style:style style:name="P39" style:family="paragraph" style:parent-style-name="Standard">
      <style:text-properties officeooo:rsid="003dc217" officeooo:paragraph-rsid="00378a10"/>
    </style:style>
    <style:style style:name="P40" style:family="paragraph" style:parent-style-name="Standard">
      <style:text-properties officeooo:rsid="003e3cb5" officeooo:paragraph-rsid="00378a10"/>
    </style:style>
    <style:style style:name="P41" style:family="paragraph" style:parent-style-name="Standard">
      <style:text-properties officeooo:rsid="003ee42b" officeooo:paragraph-rsid="00378a10"/>
    </style:style>
    <style:style style:name="P42" style:family="paragraph" style:parent-style-name="Standard">
      <style:text-properties officeooo:rsid="00378a10" officeooo:paragraph-rsid="00378a10"/>
    </style:style>
    <style:style style:name="P43" style:family="paragraph" style:parent-style-name="Standard">
      <style:text-properties officeooo:rsid="0037a562" officeooo:paragraph-rsid="0037a562"/>
    </style:style>
    <style:style style:name="T1" style:family="text">
      <style:text-properties officeooo:rsid="001f7113"/>
    </style:style>
    <style:style style:name="T2" style:family="text">
      <style:text-properties officeooo:rsid="001f8a74"/>
    </style:style>
    <style:style style:name="T3" style:family="text">
      <style:text-properties officeooo:rsid="001fa669"/>
    </style:style>
    <style:style style:name="T4" style:family="text">
      <style:text-properties officeooo:rsid="0025b354"/>
    </style:style>
    <style:style style:name="T5" style:family="text">
      <style:text-properties officeooo:rsid="002776f2"/>
    </style:style>
    <style:style style:name="T6" style:family="text">
      <style:text-properties officeooo:rsid="00293b05"/>
    </style:style>
    <style:style style:name="T7" style:family="text">
      <style:text-properties officeooo:rsid="00383552"/>
    </style:style>
    <style:style style:name="T8" style:family="text">
      <style:text-properties officeooo:rsid="003963ea"/>
    </style:style>
    <style:style style:name="T9" style:family="text">
      <style:text-properties officeooo:rsid="003a15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sitório publico Gustavo Guanabara:</text:p>
      <text:p text:style-name="P1"/>
      <text:p text:style-name="Standard">github.com/gustavoguanabara</text:p>
      <text:p text:style-name="Standard">gustavoguanabara.github.io</text:p>
      <text:p text:style-name="Standard"/>
      <text:p text:style-name="Standard">Material de apoio:</text:p>
      <text:p text:style-name="Standard"/>
      <text:p text:style-name="P3">Referencia:</text:p>
      <text:p text:style-name="P3">MDM (Mozilla Developer Network)</text:p>
      <text:p text:style-name="Standard">W3C Standards (Word Wide Web Consotium)</text:p>
      <text:p text:style-name="Standard">WHATWG Living Standard (Web Hypertext Application Technolog Working Group)</text:p>
      <text:p text:style-name="P2">W3Schools (Refsnes Data)</text:p>
      <text:p text:style-name="P2"/>
      <text:p text:style-name="P4">Livros:</text:p>
      <text:p text:style-name="P4"/>
      <text:p text:style-name="P3"><text:span text:style-name="T2">html5</text:span><text:span text:style-name="T1"> by Mark Pilgrim</text:span></text:p>
      <text:p text:style-name="P5">Guia definitivo css by Eric Mayer</text:p>
      <text:p text:style-name="P5">FlexBox in css by Estelle Weyl</text:p>
      <text:p text:style-name="P5">Grid Layout in css by Eric Mayer </text:p>
      <text:p text:style-name="P5">Guia pratico e visual de html5 e css3 Elizabeth castro e Bruce Hyslopu</text:p>
      <text:p text:style-name="P5">html e css Jon Duckett </text:p>
      <text:p text:style-name="P5">Use a cabeca Elizabeth robson</text:p>
      <text:p text:style-name="P5">Crie seu próprio site <text:span text:style-name="T3">nate cooper</text:span></text:p>
      <text:p text:style-name="P5"/>
      <text:p text:style-name="P5"/>
      <text:p text:style-name="P6">Inicio do curso de html e css </text:p>
      <text:p text:style-name="P6"/>
      <text:p text:style-name="P6">UTF-8?</text:p>
      <text:p text:style-name="P6"/>
      <text:p text:style-name="P6"/>
      <text:p text:style-name="P6">Mbits = Transmissão </text:p>
      <text:p text:style-name="P6">Mbytes = Armazenamento</text:p>
      <text:p text:style-name="P6"/>
      <text:p text:style-name="P6"/>
      <text:p text:style-name="P7">html: uma linguagem focada <text:s text:c="24"/>css: Design</text:p>
      <text:p text:style-name="P7"><text:s/>em conteúdo</text:p>
      <text:p text:style-name="P7"><text:s/></text:p>
      <text:p text:style-name="P7">Conteúdo: <text:s text:c="53"/>Design: <text:s text:c="45"/></text:p>
      <text:p text:style-name="P7">Texto <text:s text:c="60"/>cores</text:p>
      <text:p text:style-name="P7">Imagens <text:tab/><text:tab/><text:tab/><text:tab/> <text:s text:c="10"/>Sombras</text:p>
      <text:p text:style-name="P7">Vídeos <text:s text:c="58"/>Tamanhos</text:p>
      <text:p text:style-name="P7">Tabelas <text:s text:c="57"/>Posicionamento <text:s text:c="3"/></text:p>
      <text:p text:style-name="P7">Listas </text:p>
      <text:p text:style-name="P7"/>
      <text:p text:style-name="P8">JavaScript: interaçoes</text:p>
      <text:p text:style-name="P8"/>
      <text:p text:style-name="P8">Interações:</text:p>
      <text:p text:style-name="P8">Menus</text:p>
      <text:p text:style-name="P8">Animações</text:p>
      <text:p text:style-name="P8">popups </text:p>
      <text:p text:style-name="P8">Validações</text:p>
      <text:p text:style-name="P7"/>
      <text:p text:style-name="P9"><text:soft-page-break/>Tags </text:p>
      <text:p text:style-name="P9"/>
      <text:p text:style-name="P9">Titulo: </text:p>
      <text:p text:style-name="P9">&lt;h1&gt;&lt;/h1&gt;</text:p>
      <text:p text:style-name="P9"/>
      <text:p text:style-name="P9"/>
      <text:p text:style-name="P9"/>
      <text:p text:style-name="P9">Paragrafo:</text:p>
      <text:p text:style-name="P9">&lt;p&gt;&lt;/p&gt;</text:p>
      <text:p text:style-name="P9"/>
      <text:p text:style-name="P9"/>
      <text:p text:style-name="P9">Adicionar foto:</text:p>
      <text:p text:style-name="P9">&lt;img src=”foto.img” alt=”Exemplo de foto”&gt;</text:p>
      <text:p text:style-name="P9"/>
      <text:p text:style-name="P9">img= tag</text:p>
      <text:p text:style-name="P9">src= origem da foto </text:p>
      <text:p text:style-name="P9">alt = msg alternativa para caso a imagem não seja carregada </text:p>
      <text:p text:style-name="P9"/>
      <text:p text:style-name="P9"/>
      <text:p text:style-name="P10">Estilos css;</text:p>
      <text:p text:style-name="P10"/>
      <text:p text:style-name="P12">h1 = Declaraçao</text:p>
      <text:p text:style-name="P10">h1{</text:p>
      <text:p text:style-name="P11"><text:s text:c="5"/><text:span text:style-name="T4">font-family:Arial;</text:span> <text:s text:c="3"/></text:p>
      <text:p text:style-name="P11"><text:s text:c="5"/><text:span text:style-name="T4">font-size:20pt; <text:s text:c="12"/>= declaração</text:span></text:p>
      <text:p text:style-name="P11"><text:s text:c="5"/><text:span text:style-name="T4">color:blue; </text:span><text:span text:style-name="T5">=&gt; valor</text:span></text:p>
      <text:p text:style-name="P10">} <text:s text:c="7"/><text:span text:style-name="T5">|</text:span></text:p>
      <text:p text:style-name="P7"><text:s text:c="2"/><text:span text:style-name="T5">Propiedade</text:span> <text:s text:c="5"/></text:p>
      <text:p text:style-name="P7"/>
      <text:p text:style-name="P7"/>
      <text:p text:style-name="P13">Estrutura básica de html </text:p>
      <text:p text:style-name="P13"/>
      <text:p text:style-name="P14">&lt;!DOCTYPE html&gt; Especifica que será usado html5 </text:p>
      <text:p text:style-name="P14"/>
      <text:p text:style-name="P14">&lt;html lang=”pt-br”&gt; <text:s text:c="4"/>lang=”pt-br” = especifica a linguagem que sera escrito o html</text:p>
      <text:p text:style-name="P14"><text:tab/></text:p>
      <text:p text:style-name="P14"><text:tab/><text:span text:style-name="T6">&lt;head&gt;</text:span></text:p>
      <text:p text:style-name="P14"><text:tab/><text:tab/><text:span text:style-name="T6">&lt;meta charset=”UTF-8”&gt; da a compatibilidade para acentuações e etc...</text:span></text:p>
      <text:p text:style-name="P14"><text:tab/><text:tab/><text:span text:style-name="T6">&lt;meta name=”viewport” content=”width=device-width, initial-scale=1.0”&gt; serve <text:tab/><text:tab/> <text:s/>para abri o site em um formato padrao </text:span><text:s text:c="84"/><text:span text:style-name="T6"><text:s/></text:span></text:p>
      <text:p text:style-name="P14"><text:tab/><text:tab/><text:span text:style-name="T6">&lt;title&gt;Documents&lt;/title&gt;</text:span></text:p>
      <text:p text:style-name="P14"><text:tab/><text:span text:style-name="T6">&lt;/head&gt;</text:span></text:p>
      <text:p text:style-name="P16"><text:s text:c="3"/><text:tab/>&lt;body&gt;</text:p>
      <text:p text:style-name="P15"><text:tab/></text:p>
      <text:p text:style-name="P15"><text:tab/><text:tab/><text:span text:style-name="T6">&lt;h1&gt;Olá, mundo!&lt;/h1&gt; todo conteúdo do site </text:span></text:p>
      <text:p text:style-name="P15"/>
      <text:p text:style-name="P17"><text:tab/>&lt;/body&gt;</text:p>
      <text:p text:style-name="P14"/>
      <text:p text:style-name="P14"/>
      <text:p text:style-name="P14">&lt;/html&gt;</text:p>
      <text:p text:style-name="P4"/>
      <text:p text:style-name="P4"/>
      <text:p text:style-name="P18"><text:soft-page-break/>&lt;hr&gt; = Cria uma linha horizontal </text:p>
      <text:p text:style-name="P19">&lt;br&gt; = Permite que possamos fazer uma quebra de linha</text:p>
      <text:p text:style-name="P20">%#x + o codigo do emoji = adiciona emoji </text:p>
      <text:p text:style-name="P20"/>
      <text:p text:style-name="P21">jpeg = alta compactação</text:p>
      <text:p text:style-name="P21">jpg = compactação mas não alta e permite transparência </text:p>
      <text:p text:style-name="P22">png = Permite transparência </text:p>
      <text:p text:style-name="P22"/>
      <text:p text:style-name="P23">Adicionar uma imagem no html</text:p>
      <text:p text:style-name="P23"/>
      <text:p text:style-name="P23">&lt;img src=”ctrl + espaco e escolher a imagem” src=”Descricao da imagem”&gt;</text:p>
      <text:p text:style-name="P23"/>
      <text:p text:style-name="P23">Adicionando um Favicon </text:p>
      <text:p text:style-name="P23"/>
      <text:p text:style-name="P24">link:favicon e escolher o icone para se colocar</text:p>
      <text:p text:style-name="P24"/>
      <text:p text:style-name="P24">Hierarquia de titulos:</text:p>
      <text:p text:style-name="P24"/>
      <text:p text:style-name="P25">Pense nas tags de titulo (&lt;h1&gt; ate &lt;h6&gt;) como se estivesse uma dentro da outra, ou seja, a h6 se submete a h5 e assim por diante.</text:p>
      <text:p text:style-name="P25"/>
      <text:p text:style-name="P25">Semântica:</text:p>
      <text:p text:style-name="P25"/>
      <text:p text:style-name="P27">Negrito e itálico:</text:p>
      <text:p text:style-name="P29"/>
      <text:p text:style-name="P27">Tag &lt;b&gt; permite deixar um trecho de texto em negrito mas não e uma tag semântica </text:p>
      <text:p text:style-name="P27"/>
      <text:p text:style-name="P32">&lt;strong&gt; Forma semântica de dar destaque a um trecho de texto </text:p>
      <text:p text:style-name="P32"/>
      <text:p text:style-name="P33">tag &lt;i&gt; forma não semântica de colocar um trecho de texto em itálico </text:p>
      <text:p text:style-name="P32"/>
      <text:p text:style-name="P33">tag &lt;em&gt; forma semântica de colocar um trecho de texto em itálico</text:p>
      <text:p text:style-name="P33"/>
      <text:p text:style-name="P34">Tags de formatacao:</text:p>
      <text:p text:style-name="P34"/>
      <text:p text:style-name="P34">&lt;mark&gt; faz uma marcacao como a de uma marcador de texto msm em um texto </text:p>
      <text:p text:style-name="P34"/>
      <text:p text:style-name="P35">tag &lt;big&gt; já e uma tag absoleta porem ainda se pode usar para da um certo volume a mais em um trecho de texto</text:p>
      <text:p text:style-name="P35"/>
      <text:p text:style-name="P35">&lt;small&gt; tag para da uma certa diminuida em uma letra ou em um certo trecho de texto</text:p>
      <text:p text:style-name="P35"/>
      <text:p text:style-name="P36">&lt;del&gt; serve para marcar um trecho de texto como excluido <text:line-break/></text:p>
      <text:p text:style-name="P36">&lt;ins&gt; tag para subilinhar um trecho de texto para se sub-entender que aquele texto foi inserido</text:p>
      <text:p text:style-name="P36"/>
      <text:p text:style-name="P36">&lt;u&gt; serve para sublinhar um trecho de texto (não semantico)</text:p>
      <text:p text:style-name="P36"/>
      <text:p text:style-name="P37">&lt;sup&gt; um texto sobrescrito</text:p>
      <text:p text:style-name="P37"/>
      <text:p text:style-name="P37">&lt;sub&gt; um texto subscrito</text:p>
      <text:p text:style-name="P32"><text:s/></text:p>
      <text:p text:style-name="P38"><text:soft-page-break/>Formatação de código-fonte</text:p>
      <text:p text:style-name="P38"/>
      <text:p text:style-name="P39">&lt;code&gt; coloca um fonte mono espacada para que se entenda o trecho de codigo com mais facilidade</text:p>
      <text:p text:style-name="P39"/>
      <text:p text:style-name="P39">&lt;pre&gt; mostra o trecho de codigo identado </text:p>
      <text:p text:style-name="P39"/>
      <text:p text:style-name="P40">citacoes: </text:p>
      <text:p text:style-name="P40"/>
      <text:p text:style-name="P41">&lt;q&gt; = coloca o trecho ou o texto em forma de citacao ou seja, entre aspas</text:p>
      <text:p text:style-name="P41"/>
      <text:p text:style-name="P26">&lt;blockquote&gt; serve para citacoes mais complexas como de livros ou artigos</text:p>
      <text:p text:style-name="P32"/>
      <text:p text:style-name="P32">Dica vscode: ctrl+shift+p seleciona w<text:span text:style-name="T7">erp with abb = coloca um trecho de código selecionado dentro da tag que você selecionar </text:span></text:p>
      <text:p text:style-name="P29"/>
      <text:p text:style-name="P26">lorem = gera um trecho de texto aleatorio</text:p>
      <text:p text:style-name="P26"/>
      <text:p text:style-name="P26"/>
      <text:p text:style-name="P42">Listas</text:p>
      <text:p text:style-name="P42"/>
      <text:p text:style-name="P43">&lt;ol&gt; = Listas ordenadas onde a ordem delas importa</text:p>
      <text:p text:style-name="P43"><text:tab/>&lt;ul&gt; &lt;/ul;&gt; = para adicionar o conteúdo as listas</text:p>
      <text:p text:style-name="P43">&lt;/ol&gt;</text:p>
      <text:p text:style-name="P43"/>
      <text:p text:style-name="P43">&lt;ol type=“I”<text:span text:style-name="T8">&gt; </text:span></text:p>
      <text:p text:style-name="P43"/>
      <text:p text:style-name="P43"><text:span text:style-name="T8">1</text:span> <text:s text:c="3"/>- Valor padrão. Cria listas numeradas. Ex: 1, 2, 3, 4, …</text:p>
      <text:p text:style-name="P43"><text:span text:style-name="T8">A</text:span> <text:s text:c="2"/>- Cria listas alfabéticas em maiúsculas. Ex: A, B, C, D, …</text:p>
      <text:p text:style-name="P43"><text:s/><text:span text:style-name="T8">a</text:span> <text:s text:c="2"/>- Cria listas alfabéticas em minúsculas. Ex: a, b, c, d, …</text:p>
      <text:p text:style-name="P43"><text:s/><text:span text:style-name="T8">I</text:span> <text:s text:c="2"/>- Cria listas com algarismos romanos em maiúsculas. Ex: I, II, III, IV, …</text:p>
      <text:p text:style-name="P43"><text:s/><text:span text:style-name="T8">i</text:span> <text:s text:c="2"/>- Cria listas com algarismos romanos em minúsculas. Ex: i, ii, iii, iv, …</text:p>
      <text:p text:style-name="P25"/>
      <text:p text:style-name="P30"><text:span text:style-name="T8">&lt;</text:span>ol type=“I” start = “5”&gt; <text:span text:style-name="T8">muda o numero ou indice de inicio da lista </text:span></text:p>
      <text:p text:style-name="P30"/>
      <text:p text:style-name="P31"><text:span text:style-name="T9">&lt;ul&gt; = listas não ordenadas, aquelas que não precisa de uma ordem exata </text:span></text:p>
      <text:p text:style-name="P31"/>
      <text:p text:style-name="P31"><text:span text:style-name="T9">&lt;ul type=””&gt;</text:span></text:p>
      <text:p text:style-name="P31"/>
      <text:p text:style-name="P31">disc - padrão. Uma bola preta totalmente pintada</text:p>
      <text:p text:style-name="P31">circle - Uma bola com uma borda preta e sem preenchimento</text:p>
      <text:p text:style-name="P31">square - Um pequeno quadrado preto totalmente pintado </text:p>
      <text:p text:style-name="P25"/>
      <text:p text:style-name="P24"/>
      <text:p text:style-name="P24"/>
      <text:p text:style-name="P23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1:26:07.580098795</meta:creation-date>
    <meta:generator>LibreOffice/6.4.7.2$Linux_X86_64 LibreOffice_project/40$Build-2</meta:generator>
    <dc:date>2022-03-18T11:58:37.002988524</dc:date>
    <meta:editing-duration>PT3H41M52S</meta:editing-duration>
    <meta:editing-cycles>10</meta:editing-cycles>
    <meta:document-statistic meta:table-count="0" meta:image-count="0" meta:object-count="0" meta:page-count="4" meta:paragraph-count="121" meta:word-count="715" meta:character-count="4718" meta:non-whitespace-character-count="3597"/>
  </office:meta>
</office:document-meta>
</file>